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3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parametry wybranego modelu</text:p>
          </table:table-cell>
          <table:table-cell office:value-type="string" calcext:value-type="string">
            <text:p>wyliczne współczynniki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table:style-name="ce1" table:formula="of:=[.A2]+[.A6]+[.A10]" office:value-type="float" office:value="-0.0866" calcext:value-type="float">
            <text:p>-0,0866</text:p>
          </table:table-cell>
        </table:table-row>
        <table:table-row table:style-name="ro1">
          <table:table-cell office:value-type="float" office:value="-0.0051" calcext:value-type="float">
            <text:p>-0,0051</text:p>
          </table:table-cell>
          <table:table-cell table:style-name="ce1" table:formula="of:=[.A3]+[.A7]+[.A11]" office:value-type="float" office:value="-0.0028" calcext:value-type="float">
            <text:p>-0,0028</text:p>
          </table:table-cell>
        </table:table-row>
        <table:table-row table:style-name="ro1">
          <table:table-cell office:value-type="float" office:value="-0.0043" calcext:value-type="float">
            <text:p>-0,0043</text:p>
          </table:table-cell>
          <table:table-cell table:style-name="ce1" table:formula="of:=[.A4]+[.A8]+[.A12]" office:value-type="float" office:value="-0.2015" calcext:value-type="float">
            <text:p>-0,2015</text:p>
          </table:table-cell>
        </table:table-row>
        <table:table-row table:style-name="ro1">
          <table:table-cell office:value-type="float" office:value="-0.0047" calcext:value-type="float">
            <text:p>-0,0047</text:p>
          </table:table-cell>
          <table:table-cell table:style-name="ce1" table:formula="of:=[.A5]+[.A9]+[.A13]" office:value-type="float" office:value="-0.0943" calcext:value-type="float">
            <text:p>-0,0943</text:p>
          </table:table-cell>
        </table:table-row>
        <table:table-row table:style-name="ro1">
          <table:table-cell office:value-type="float" office:value="-0.0539" calcext:value-type="float">
            <text:p>-0,0539</text:p>
          </table:table-cell>
          <table:table-cell table:style-name="ce1" table:formula="of:=[.A14]+[.A18]+[.A22]-1" office:value-type="float" office:value="-0.0515" calcext:value-type="float">
            <text:p>-0,0515</text:p>
          </table:table-cell>
        </table:table-row>
        <table:table-row table:style-name="ro1">
          <table:table-cell office:value-type="float" office:value="0.0148" calcext:value-type="float">
            <text:p>0,0148</text:p>
          </table:table-cell>
          <table:table-cell table:style-name="ce1" table:formula="of:=[.A15]+[.A19]+[.A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8" calcext:value-type="float">
            <text:p>-0,108</text:p>
          </table:table-cell>
          <table:table-cell table:style-name="ce1" table:formula="of:=[.A16]+[.A20]+[.A24]" office:value-type="float" office:value="-0.0001" calcext:value-type="float">
            <text:p>-0,0001</text:p>
          </table:table-cell>
        </table:table-row>
        <table:table-row table:style-name="ro1">
          <table:table-cell office:value-type="float" office:value="-0.0565" calcext:value-type="float">
            <text:p>-0,0565</text:p>
          </table:table-cell>
          <table:table-cell table:style-name="ce1" table:formula="of:=[.A17]+[.A21]+[.A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4" calcext:value-type="float">
            <text:p>-0,034</text:p>
          </table:table-cell>
          <table:table-cell/>
        </table:table-row>
        <table:table-row table:style-name="ro1">
          <table:table-cell office:value-type="float" office:value="-0.0125" calcext:value-type="float">
            <text:p>-0,0125</text:p>
          </table:table-cell>
          <table:table-cell/>
        </table:table-row>
        <table:table-row table:style-name="ro1">
          <table:table-cell office:value-type="float" office:value="-0.0892" calcext:value-type="float">
            <text:p>-0,0892</text:p>
          </table:table-cell>
          <table:table-cell/>
        </table:table-row>
        <table:table-row table:style-name="ro1">
          <table:table-cell office:value-type="float" office:value="-0.0331" calcext:value-type="float">
            <text:p>-0,0331</text:p>
          </table:table-cell>
          <table:table-cell/>
        </table:table-row>
        <table:table-row table:style-name="ro1">
          <table:table-cell office:value-type="float" office:value="0.935" calcext:value-type="float">
            <text:p>0,935</text:p>
          </table:table-cell>
          <table:table-cell/>
        </table:table-row>
        <table:table-row table:style-name="ro1">
          <table:table-cell office:value-type="float" office:value="-0.001" calcext:value-type="float">
            <text:p>-0,001</text:p>
          </table:table-cell>
          <table:table-cell/>
        </table:table-row>
        <table:table-row table:style-name="ro1">
          <table:table-cell office:value-type="float" office:value="-0.0011" calcext:value-type="float">
            <text:p>-0,00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754" calcext:value-type="float">
            <text:p>0,3754</text:p>
          </table:table-cell>
          <table:table-cell/>
        </table:table-row>
        <table:table-row table:style-name="ro1">
          <table:table-cell office:value-type="float" office:value="0.0023" calcext:value-type="float">
            <text:p>0,0023</text:p>
          </table:table-cell>
          <table:table-cell/>
        </table:table-row>
        <table:table-row table:style-name="ro1">
          <table:table-cell office:value-type="float" office:value="0.0019" calcext:value-type="float">
            <text:p>0,0019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-0.3619" calcext:value-type="float">
            <text:p>-0,3619</text:p>
          </table:table-cell>
          <table:table-cell/>
        </table:table-row>
        <table:table-row table:style-name="ro1">
          <table:table-cell office:value-type="float" office:value="-0.0013" calcext:value-type="float">
            <text:p>-0,0013</text:p>
          </table:table-cell>
          <table:table-cell/>
        </table:table-row>
        <table:table-row table:style-name="ro1">
          <table:table-cell office:value-type="float" office:value="-0.0009" calcext:value-type="float">
            <text:p>-0,00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.00.0000</text:date>, <text:time style:data-style-name="N2" text:time-value="20:13:58.80575105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44:45.375486621</meta:creation-date>
    <dc:date>2018-06-14T20:30:54.567111239</dc:date>
    <meta:editing-duration>PT15M4S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